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2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2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15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Hale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64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05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34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41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265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office:value-type="string">
            <text:p>THC</text:p>
          </table:table-cell>
          <table:table-cell table:formula="of:=[.A351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 Cerney</text:p>
          </table:table-cell>
          <table:table-cell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365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379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18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3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08/13/2019</text:date>, <text:time>10:3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8-13T10:30:34</dc:date>
    <dc:creator>Skip Perry</dc:creator>
    <meta:editing-duration>P1DT3H48M30S</meta:editing-duration>
    <meta:editing-cycles>380</meta:editing-cycles>
    <meta:document-statistic meta:table-count="1" meta:cell-count="825" meta:object-count="0"/>
  </office:meta>
</office:document-meta>
</file>